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300000055A9EDC16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ingbats" svg:font-family="Dingbats" style:font-pitch="variable" style:font-charset="x-symbol"/>
    <style:font-face style:name="StarSymbol" svg:font-family="Star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Intestazione" style:family="table">
      <style:table-properties style:width="12cm" fo:margin-left="2.79cm" fo:margin-right="2.799cm" table:align="margins"/>
    </style:style>
    <style:style style:name="Intestazione.A" style:family="table-column">
      <style:table-column-properties style:column-width="4.001cm" style:rel-column-width="21848*"/>
    </style:style>
    <style:style style:name="Intestazione.B" style:family="table-column">
      <style:table-column-properties style:column-width="7.999cm" style:rel-column-width="43687*"/>
    </style:style>
    <style:style style:name="Intestazione.A1" style:family="table-cell">
      <style:table-cell-properties fo:padding="0.097cm" fo:border="none"/>
    </style:style>
    <style:style style:name="P1" style:family="paragraph" style:parent-style-name="Header">
      <style:paragraph-properties fo:line-height="150%" fo:text-align="center" style:justify-single-word="false" style:snap-to-layout-grid="false">
        <style:tab-stops/>
      </style:paragraph-properties>
      <style:text-properties style:font-name="Arial" fo:font-size="12pt" style:font-size-asian="12pt"/>
    </style:style>
    <style:style style:name="P2" style:family="paragraph" style:parent-style-name="Header">
      <style:paragraph-properties fo:text-align="center" style:justify-single-word="false">
        <style:tab-stops/>
      </style:paragraph-properties>
      <style:text-properties style:font-name="Arial" fo:font-size="12pt" fo:font-weight="bold" style:font-size-asian="12pt" style:font-weight-asian="bold"/>
    </style:style>
    <style:style style:name="P3" style:family="paragraph" style:parent-style-name="Table_20_Contents">
      <style:text-properties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margin-left="0.6cm" fo:margin-right="0cm" fo:text-indent="-0.6cm" style:auto-text-indent="false">
        <style:tab-stops>
          <style:tab-stop style:position="0.6cm"/>
        </style:tab-stops>
      </style:paragraph-properties>
    </style:style>
    <style:style style:name="P8" style:family="paragraph" style:parent-style-name="Standard">
      <style:paragraph-properties fo:margin-left="0.6cm" fo:margin-right="0cm" fo:text-indent="-0.6cm" style:auto-text-indent="false">
        <style:tab-stops>
          <style:tab-stop style:position="0.6cm"/>
        </style:tab-stops>
      </style:paragraph-properties>
      <style:text-properties fo:font-style="normal" style:font-style-asian="normal" style:font-style-complex="normal"/>
    </style:style>
    <style:style style:name="P9" style:family="paragraph" style:parent-style-name="Standard">
      <style:paragraph-properties fo:break-before="pag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style:font-name="Dingbats" fo:font-size="6pt" style:font-size-asian="6pt" style:font-size-complex="6pt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paragraph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IANO DI LAVORO</text:p>
      <text:p text:style-name="P4"/>
      <text:p text:style-name="P4">Anno scolastico {year}</text:p>
      <text:p text:style-name="Standard"/>
      <table:table table:name="Intestazione" table:style-name="Intestazione">
        <table:table-column table:style-name="Intestazione.A"/>
        <table:table-column table:style-name="Intestazione.B"/>
        <table:table-row>
          <table:table-cell table:style-name="Intestazione.A1" office:value-type="string">
            <text:p text:style-name="Table_20_Contents">Docente:</text:p>
          </table:table-cell>
          <table:table-cell table:style-name="Intestazione.A1" office:value-type="string">
            <text:p text:style-name="Table_20_Contents">{teacher}</text:p>
          </table:table-cell>
        </table:table-row>
        <table:table-row>
          <table:table-cell table:style-name="Intestazione.A1" office:value-type="string">
            <text:p text:style-name="Table_20_Contents">Materia:</text:p>
          </table:table-cell>
          <table:table-cell table:style-name="Intestazione.A1" office:value-type="string">
            <text:p text:style-name="Table_20_Contents">{subject}</text:p>
          </table:table-cell>
        </table:table-row>
        <table:table-row>
          <table:table-cell table:style-name="Intestazione.A1" office:value-type="string">
            <text:p text:style-name="Table_20_Contents">Classe:</text:p>
          </table:table-cell>
          <table:table-cell table:style-name="Intestazione.A1" office:value-type="string">
            <text:p text:style-name="Table_20_Contents">{schoolclass}</text:p>
          </table:table-cell>
        </table:table-row>
      </table:table>
      <text:p text:style-name="Standard"/>
      <text:p text:style-name="Standard"/>
      <text:p text:style-name="Standard"/>
      <text:p text:style-name="P6">[!-- BEGIN infos --]</text:p>
      <text:p text:style-name="P12">{infoTitle}</text:p>
      <text:p text:style-name="P13">{infoDescription}</text:p>
      <text:p text:style-name="Standard">{infoContent}</text:p>
      <text:p text:style-name="Standard"/>
      <text:p text:style-name="Standard">[!-- END infos --]</text:p>
      <text:p text:style-name="P9">Moduli didattici</text:p>
      <text:p text:style-name="Standard"/>
      <text:p text:style-name="Standard">[!-- BEGIN modules --]</text:p>
      <text:p text:style-name="P5">{moduleNumber}. {moduleTitle}</text:p>
      <text:p text:style-name="Standard">{modulePeriod}</text:p>
      <text:p text:style-name="Standard">[!-- BEGIN group --]</text:p>
      <text:p text:style-name="Standard">{groupTitle}[!-- BEGIN item --]</text:p>
      <text:p text:style-name="P8"><text:span text:style-name="T1"></text:span><text:span text:style-name="T2"><text:tab/>{itemContent}</text:span>[!-- END item --]</text:p>
      <text:p text:style-name="P8"/>
      <text:p text:style-name="Standard">[!-- END group --]{pagebreak}[!-- END modules --]</text:p>
      <text:p text:style-name="Standard"/>
      <text:p text:style-name="P6">[!-- BEGIN toolgroups --]</text:p>
      <text:p text:style-name="P11">{toolgroupTitle}</text:p>
      <text:p text:style-name="Standard">[!-- BEGIN tool --]</text:p>
      <text:p text:style-name="P7"><text:span text:style-name="T1"></text:span><text:tab/>{toolContent}[!-- END tool --]</text:p>
      <text:p text:style-name="P7"/>
      <text:p text:style-name="Standard">[!-- END toolgroups --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ingbats" svg:font-family="Dingbats" style:font-pitch="variable" style:font-charset="x-symbol"/>
    <style:font-face style:name="StarSymbol" svg:font-family="Star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1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choolmeshpagebreak" style:family="paragraph" style:parent-style-name="Standard" style:next-style-name="Standard" style:class="text" style:master-page-name="">
      <style:paragraph-properties style:page-number="auto" fo:break-before="pag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choolmeshem" style:family="text">
      <style:text-properties fo:font-style="italic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choolmeshsup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choolmeshsub" style:family="text">
      <style:text-properties style:text-position="sub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ing" style:family="table">
      <style:table-properties style:width="17.595cm" fo:margin-left="0cm" fo:margin-right="-0.005cm" table:align="margins"/>
    </style:style>
    <style:style style:name="Heading.A" style:family="table-column">
      <style:table-column-properties style:column-width="3cm" style:rel-column-width="11175*"/>
    </style:style>
    <style:style style:name="Heading.B" style:family="table-column">
      <style:table-column-properties style:column-width="7.848cm" style:rel-column-width="29229*"/>
    </style:style>
    <style:style style:name="Heading.C" style:family="table-column">
      <style:table-column-properties style:column-width="6.747cm" style:rel-column-width="25131*"/>
    </style:style>
    <style:style style:name="Heading.1" style:family="table-row">
      <style:table-row-properties style:min-row-height="0.011cm"/>
    </style:style>
    <style:style style:name="Headin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Heading.C1" style:family="table-cell">
      <style:table-cell-properties fo:padding="0.097cm" fo:border="0.002cm solid #000000"/>
    </style:style>
    <style:style style:name="MP1" style:family="paragraph" style:parent-style-name="Header">
      <style:paragraph-properties fo:line-height="150%" fo:text-align="center" style:justify-single-word="false" style:snap-to-layout-grid="false">
        <style:tab-stops/>
      </style:paragraph-properties>
      <style:text-properties style:font-name="Arial" fo:font-size="12pt" style:font-size-asian="12pt"/>
    </style:style>
    <style:style style:name="MP2" style:family="paragraph" style:parent-style-name="Header">
      <style:paragraph-properties fo:text-align="center" style:justify-single-word="false">
        <style:tab-stops/>
      </style:paragraph-properties>
      <style:text-properties style:font-name="Arial" fo:font-size="12pt" fo:font-weight="bold" style:font-size-asian="12pt" style:font-weight-asian="bold"/>
    </style:style>
    <style:style style:name="MP3" style:family="paragraph" style:parent-style-name="Table_20_Contents">
      <style:text-properties fo:font-size="9pt" style:font-size-asian="9pt" style:font-size-complex="9pt"/>
    </style:style>
    <style:style style:name="Mfr1" style:family="graphic" style:parent-style-name="Graphics">
      <style:graphic-properties fo:margin-left="0cm" fo:margin-right="0cm" style:vertical-pos="top" style:vertical-rel="paragraph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Heading" table:style-name="Heading">
          <table:table-column table:style-name="Heading.A"/>
          <table:table-column table:style-name="Heading.B"/>
          <table:table-column table:style-name="Heading.C"/>
          <table:table-row table:style-name="Heading.1">
            <table:table-cell table:style-name="Heading.A1" office:value-type="string">
              <text:p text:style-name="Table_20_Contents"><draw:frame draw:style-name="Mfr1" draw:name="immagini1" text:anchor-type="char" svg:width="2.196cm" svg:height="2.249cm" draw:z-index="2"><draw:image xlink:href="Pictures/100000000000005300000055A9EDC165.png" xlink:type="simple" xlink:show="embed" xlink:actuate="onLoad"/></draw:frame></text:p>
            </table:table-cell>
            <table:table-cell table:style-name="Heading.A1" office:value-type="string">
              <text:p text:style-name="MP1"/>
              <text:p text:style-name="MP1">REGISTRAZIONI DELLA QUALITÀ</text:p>
              <text:p text:style-name="MP2">Piano di lavoro</text:p>
            </table:table-cell>
            <table:table-cell table:style-name="Heading.C1" office:value-type="string">
              <text:p text:style-name="MP3"/>
            </table:table-cell>
          </table:table-row>
        </table:table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1-12T18:07:25</meta:creation-date>
    <dc:date>2010-01-22T00:36:38</dc:date>
    <meta:editing-cycles>22</meta:editing-cycles>
    <meta:editing-duration>PT02H20M43S</meta:editing-duration>
    <dc:creator>Loris </dc:creator>
    <meta:document-statistic meta:table-count="2" meta:image-count="1" meta:object-count="0" meta:page-count="4" meta:paragraph-count="28" meta:word-count="88" meta:character-count="540"/>
    <meta:user-defined meta:name="Info 1"/>
    <meta:user-defined meta:name="Info 2"/>
    <meta:user-defined meta:name="Info 3"/>
    <meta:user-defined meta:name="Info 4"/>
  </office:meta>
</office:document-meta>
</file>